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Time" svg:font-family="Time"/>
    <style:font-face style:name="Arial2" svg:font-family="Arial" style:font-family-generic="swiss"/>
    <style:font-face style:name="FreeSans2" svg:font-family="FreeSans" style:font-family-generic="swiss"/>
    <style:font-face style:name="Arial1" svg:font-family="Arial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OpenSymbol1" svg:font-family="OpenSymbol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>
      <loext:graphic-properties draw:fill="solid" draw:fill-color="#dfdfd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10.5pt" style:font-size-asian="10.5pt" style:font-size-complex="10.5pt"/>
    </style:style>
    <style:style style:name="P5" style:family="paragraph">
      <loext:graphic-properties draw:fill="solid" draw:fill-color="#00000a"/>
    </style:style>
    <style:style style:name="P6" style:family="paragraph">
      <style:paragraph-properties fo:text-align="start" style:writing-mode="lr-tb"/>
      <style:text-properties style:font-name="Arial2"/>
    </style:style>
    <style:style style:name="P7" style:family="paragraph">
      <loext:graphic-properties draw:fill="none"/>
      <style:paragraph-properties fo:text-align="start" style:writing-mode="lr-tb"/>
      <style:text-properties style:font-name="Arial2" fo:font-size="10.5pt" style:font-size-asian="10.5pt" style:font-size-complex="10.5pt"/>
    </style:style>
    <style:style style:name="P8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T1" style:family="text">
      <style:text-properties fo:color="#000000" style:font-name="Arial" fo:font-size="10.5pt" style:font-size-asian="10.5pt" style:font-name-complex="Arial" style:font-size-complex="10.5pt"/>
    </style:style>
    <style:style style:name="T2" style:family="text">
      <style:text-properties fo:color="#000000" style:font-name="OpenSymbol" fo:font-size="10.5pt" style:font-size-asian="10.5pt" style:font-name-complex="OpenSymbol" style:font-size-complex="10.5pt"/>
    </style:style>
    <style:style style:name="T3" style:family="text">
      <style:text-properties fo:color="#000000" style:font-name="Arial2" fo:font-size="10.5pt" style:font-size-asian="10.5pt" style:font-name-complex="OpenSymbol" style:font-size-complex="10.5pt"/>
    </style:style>
    <style:style style:name="T4" style:family="text">
      <style:text-properties fo:color="#000000" style:font-name="OpenSymbol" fo:font-size="8pt" style:font-size-asian="8pt" style:font-name-complex="OpenSymbol" style:font-size-complex="8pt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solid" draw:fill-color="#dfdfd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0.497cm" fo:padding-top="0cm" fo:padding-bottom="0cm" fo:padding-left="0cm" fo:padding-right="0cm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3.688cm" fo:padding-top="0cm" fo:padding-bottom="0cm" fo:padding-left="0cm" fo:padding-right="0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0.972cm" fo:padding-top="0cm" fo:padding-bottom="0cm" fo:padding-left="0cm" fo:padding-right="0cm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3.298cm" fo:padding-top="0cm" fo:padding-bottom="0cm" fo:padding-left="0cm" fo:padding-right="0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1.342cm" fo:padding-top="0cm" fo:padding-bottom="0cm" fo:padding-left="0cm" fo:padding-right="0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3.683cm" fo:padding-top="0cm" fo:padding-bottom="0cm" fo:padding-left="0cm" fo:padding-right="0cm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2.434cm" fo:padding-top="0cm" fo:padding-bottom="0cm" fo:padding-left="0cm" fo:padding-right="0cm" style:run-through="foreground"/>
    </style:style>
    <style:style style:name="gr10" style:family="graphic">
      <style:graphic-properties draw:stroke="none" draw:marker-start="" draw:marker-end="" draw:fill="solid" draw:fill-color="#00000a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3.067cm" fo:padding-top="0cm" fo:padding-bottom="0cm" fo:padding-left="0cm" fo:padding-right="0cm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6.562cm" fo:padding-top="0cm" fo:padding-bottom="0cm" fo:padding-left="0cm" fo:padding-right="0cm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9cm" fo:min-width="0.369cm" fo:padding-top="0cm" fo:padding-bottom="0cm" fo:padding-left="0cm" fo:padding-right="0cm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13.905cm" fo:padding-top="0cm" fo:padding-bottom="0cm" fo:padding-left="0cm" fo:padding-right="0cm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1.96cm" fo:padding-top="0cm" fo:padding-bottom="0cm" fo:padding-left="0cm" fo:padding-right="0cm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9.43cm" fo:padding-top="0cm" fo:padding-bottom="0cm" fo:padding-left="0cm" fo:padding-right="0cm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7.791cm" fo:padding-top="0cm" fo:padding-bottom="0cm" fo:padding-left="0cm" fo:padding-right="0cm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8.221cm" fo:padding-top="0cm" fo:padding-bottom="0cm" fo:padding-left="0cm" fo:padding-right="0cm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4.408cm" fo:padding-top="0cm" fo:padding-bottom="0cm" fo:padding-left="0cm" fo:padding-right="0cm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2.466cm" fo:padding-top="0cm" fo:padding-bottom="0cm" fo:padding-left="0cm" fo:padding-right="0cm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136cm" fo:min-width="6.662cm" fo:padding-top="0cm" fo:padding-bottom="0cm" fo:padding-left="0cm" fo:padding-right="0cm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9cm" fo:min-width="6.334cm" fo:padding-top="0cm" fo:padding-bottom="0cm" fo:padding-left="0cm" fo:padding-right="0cm" style:run-through="foreground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7.144cm" fo:padding-top="0cm" fo:padding-bottom="0cm" fo:padding-left="0cm" fo:padding-right="0cm" style:run-through="foreground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3cm" fo:min-width="0.28cm" fo:padding-top="0cm" fo:padding-bottom="0cm" fo:padding-left="0cm" fo:padding-right="0cm" style:run-through="foreground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8.2cm" fo:padding-top="0cm" fo:padding-bottom="0cm" fo:padding-left="0cm" fo:padding-right="0cm" style:run-through="foreground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9.523cm" fo:padding-top="0cm" fo:padding-bottom="0cm" fo:padding-left="0cm" fo:padding-right="0cm" style:run-through="foreground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6.533cm" fo:padding-top="0cm" fo:padding-bottom="0cm" fo:padding-left="0cm" fo:padding-right="0cm" style:run-through="foreground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1.485cm" fo:padding-top="0cm" fo:padding-bottom="0cm" fo:padding-left="0cm" fo:padding-right="0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5.999cm" fo:padding-top="0cm" fo:padding-bottom="0cm" fo:padding-left="0cm" fo:padding-right="0cm" style:run-through="foreground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29cm" fo:min-width="1.383cm" fo:padding-top="0cm" fo:padding-bottom="0cm" fo:padding-left="0cm" fo:padding-right="0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name="Shape1" draw:style-name="gr1"><draw:polygon draw:style-name="gr2" draw:text-style-name="P2" svg:width="15.777cm" svg:height="0.723cm" svg:x="0.219cm" svg:y="3.654cm" svg:viewBox="0 0 15778 724" draw:points="0,724 15778,724 15778,0 0,0"><text:p/></draw:polygon><draw:polygon draw:style-name="gr2" draw:text-style-name="P2" svg:width="7.631cm" svg:height="0.667cm" svg:x="0.219cm" svg:y="8.068cm" svg:viewBox="0 0 7632 668" draw:points="0,668 7632,668 7632,0 0,0"><text:p/></draw:polygon><draw:polygon draw:style-name="gr2" draw:text-style-name="P2" svg:width="8.248cm" svg:height="0.667cm" svg:x="7.851cm" svg:y="8.068cm" svg:viewBox="0 0 8249 668" draw:points="0,668 8249,668 8249,0 0,0"><text:p/></draw:polygon><draw:polygon draw:style-name="gr2" draw:text-style-name="P2" svg:width="15.911cm" svg:height="0.706cm" svg:x="0.219cm" svg:y="11.573cm" svg:viewBox="0 0 15912 707" draw:points="0,707 15912,707 15912,0 0,0"><text:p/></draw:polygon><draw:polygon draw:style-name="gr2" draw:text-style-name="P2" svg:width="16.041cm" svg:height="0.706cm" svg:x="0.219cm" svg:y="14.893cm" svg:viewBox="0 0 16042 707" draw:points="0,707 16042,707 16042,0 0,0"><text:p/></draw:polygon><draw:polygon draw:style-name="gr2" draw:text-style-name="P2" svg:width="16.094cm" svg:height="0.72cm" svg:x="0.219cm" svg:y="16.96cm" svg:viewBox="0 0 16095 721" draw:points="0,721 16095,721 16095,0 0,0"><text:p/></draw:polygon><draw:polygon draw:style-name="gr2" draw:text-style-name="P2" svg:width="15.777cm" svg:height="0.723cm" svg:x="0.219cm" svg:y="3.654cm" svg:viewBox="0 0 15778 724" draw:points="0,724 15778,724 15778,0 0,0"><text:p/></draw:polygon><draw:polygon draw:style-name="gr2" draw:text-style-name="P2" svg:width="7.631cm" svg:height="0.667cm" svg:x="0.219cm" svg:y="8.068cm" svg:viewBox="0 0 7632 668" draw:points="0,668 7632,668 7632,0 0,0"><text:p/></draw:polygon><draw:polygon draw:style-name="gr2" draw:text-style-name="P2" svg:width="8.248cm" svg:height="0.667cm" svg:x="7.851cm" svg:y="8.068cm" svg:viewBox="0 0 8249 668" draw:points="0,668 8249,668 8249,0 0,0"><text:p/></draw:polygon><draw:polygon draw:style-name="gr2" draw:text-style-name="P2" svg:width="15.911cm" svg:height="0.706cm" svg:x="0.219cm" svg:y="11.573cm" svg:viewBox="0 0 15912 707" draw:points="0,707 15912,707 15912,0 0,0"><text:p/></draw:polygon><draw:polygon draw:style-name="gr2" draw:text-style-name="P2" svg:width="16.041cm" svg:height="0.706cm" svg:x="0.219cm" svg:y="14.893cm" svg:viewBox="0 0 16042 707" draw:points="0,707 16042,707 16042,0 0,0"><text:p/></draw:polygon><draw:polygon draw:style-name="gr2" draw:text-style-name="P2" svg:width="16.094cm" svg:height="0.72cm" svg:x="0.219cm" svg:y="16.96cm" svg:viewBox="0 0 16095 721" draw:points="0,721 16095,721 16095,0 0,0"><text:p/></draw:polygon><draw:frame draw:style-name="gr3" draw:text-style-name="P4" svg:width="0.498cm" svg:height="0.429cm" svg:x="0.425cm" svg:y="0.062cm"><draw:text-box><text:p text:style-name="P3"><text:span text:style-name="T1">To:</text:span></text:p></draw:text-box></draw:frame><draw:frame draw:style-name="gr4" draw:text-style-name="P4" svg:width="3.689cm" svg:height="0.429cm" svg:x="4.662cm" svg:y="0.002cm"><draw:text-box><text:p text:style-name="P3"><text:span text:style-name="T1">Mrs. Srishti Srivastava</text:span></text:p></draw:text-box></draw:frame><draw:frame draw:style-name="gr5" draw:text-style-name="P4" svg:width="0.973cm" svg:height="0.429cm" svg:x="0.425cm" svg:y="0.82cm"><draw:text-box><text:p text:style-name="P3"><text:span text:style-name="T1">From:</text:span></text:p></draw:text-box></draw:frame><draw:frame draw:style-name="gr6" draw:text-style-name="P4" svg:width="3.299cm" svg:height="0.429cm" svg:x="4.662cm" svg:y="0.76cm"><draw:text-box><text:p text:style-name="P3"><text:span text:style-name="T1">K.Anantha Krishnan</text:span></text:p></draw:text-box></draw:frame><draw:frame draw:style-name="gr7" draw:text-style-name="P4" svg:width="1.343cm" svg:height="0.429cm" svg:x="0.425cm" svg:y="1.582cm"><draw:text-box><text:p text:style-name="P3"><text:span text:style-name="T1">Subject:</text:span></text:p></draw:text-box></draw:frame><draw:frame draw:style-name="gr8" draw:text-style-name="P4" svg:width="3.684cm" svg:height="0.429cm" svg:x="4.578cm" svg:y="1.54cm"><draw:text-box><text:p text:style-name="P3"><text:span text:style-name="T1">Weekly Status Report </text:span></text:p></draw:text-box></draw:frame><draw:frame draw:style-name="gr9" draw:text-style-name="P4" svg:width="2.435cm" svg:height="0.429cm" svg:x="0.425cm" svg:y="2.281cm"><draw:text-box><text:p text:style-name="P3"><text:span text:style-name="T1">Period Ending:</text:span></text:p></draw:text-box></draw:frame><draw:polygon draw:style-name="gr10" draw:text-style-name="P5" svg:width="15.794cm" svg:height="0.021cm" svg:x="0.212cm" svg:y="3.654cm" svg:viewBox="0 0 15795 22" draw:points="0,0 7,10 18,22 15777,22 15785,10 15795,0"><text:p/></draw:polygon><draw:polygon draw:style-name="gr10" draw:text-style-name="P5" svg:width="15.777cm" svg:height="0.021cm" svg:x="0.219cm" svg:y="4.377cm" svg:viewBox="0 0 15778 22" draw:points="11,0 0,11 11,22 15770,22 15778,11 15770,0"><text:p/></draw:polygon><draw:polygon draw:style-name="gr10" draw:text-style-name="P5" svg:width="15.794cm" svg:height="0.021cm" svg:x="0.212cm" svg:y="7.2cm" svg:viewBox="0 0 15795 22" draw:points="18,0 7,11 0,22 15795,22 15785,11 15777,0"><text:p/></draw:polygon><draw:polygon draw:style-name="gr10" draw:text-style-name="P5" svg:width="0.018cm" svg:height="0.744cm" svg:x="0.212cm" svg:y="3.654cm" svg:viewBox="0 0 19 745" draw:points="0,745 7,734 19,724 19,21 7,10 0,0"><text:p/></draw:polygon><draw:polygon draw:style-name="gr10" draw:text-style-name="P5" svg:width="0.018cm" svg:height="2.843cm" svg:x="0.212cm" svg:y="4.377cm" svg:viewBox="0 0 19 2844" draw:points="0,2844 7,2834 19,2823 19,21 7,10 0,0"><text:p/></draw:polygon><draw:polygon draw:style-name="gr10" draw:text-style-name="P5" svg:width="0.018cm" svg:height="0.744cm" svg:x="15.988cm" svg:y="3.654cm" svg:viewBox="0 0 19 745" draw:points="0,724 8,734 19,745 19,0 8,10 0,21"><text:p/></draw:polygon><draw:polygon draw:style-name="gr10" draw:text-style-name="P5" svg:width="0.018cm" svg:height="2.843cm" svg:x="15.988cm" svg:y="4.377cm" svg:viewBox="0 0 19 2844" draw:points="0,2823 8,2834 19,2844 19,0 8,10 0,21"><text:p/></draw:polygon><draw:frame draw:style-name="gr11" draw:text-style-name="P4" svg:width="3.068cm" svg:height="0.429cm" svg:x="4.662cm" svg:y="2.281cm"><draw:text-box><text:p text:style-name="P3"><text:span text:style-name="T1">Week 17/6 – 23/6</text:span></text:p></draw:text-box></draw:frame><draw:frame draw:style-name="gr12" draw:text-style-name="P4" svg:width="6.562cm" svg:height="0.429cm" svg:x="4.839cm" svg:y="3.823cm"><draw:text-box><text:p text:style-name="P3"><text:span text:style-name="T1">ACTIVITIES COMPLETED THIS WEEK</text:span></text:p></draw:text-box></draw:frame><draw:frame draw:style-name="gr13" draw:text-style-name="P4" svg:width="0.369cm" svg:height="0.459cm" svg:x="1.06cm" svg:y="4.511cm"><draw:text-box><text:p text:style-name="P3"><text:span text:style-name="T2">•</text:span></text:p></draw:text-box></draw:frame><draw:frame draw:style-name="gr14" draw:text-style-name="P4" svg:width="13.906cm" svg:height="0.429cm" svg:x="1.378cm" svg:y="4.514cm"><draw:text-box><text:p text:style-name="P3"><text:span text:style-name="T1">Understanding of the task alloted through round of discussions with Sristhi Mam and </text:span></text:p></draw:text-box></draw:frame><draw:frame draw:style-name="gr15" draw:text-style-name="P4" svg:width="1.96cm" svg:height="0.429cm" svg:x="1.695cm" svg:y="4.976cm"><draw:text-box><text:p text:style-name="P3"><text:span text:style-name="T1">Prof. Rajan.</text:span></text:p></draw:text-box></draw:frame><draw:frame draw:style-name="gr13" draw:text-style-name="P4" svg:width="0.369cm" svg:height="0.459cm" svg:x="1.06cm" svg:y="5.505cm"><draw:text-box><text:p text:style-name="P3"><text:span text:style-name="T2">•</text:span></text:p></draw:text-box></draw:frame><draw:frame draw:style-name="gr16" draw:text-style-name="P4" svg:width="9.431cm" svg:height="0.429cm" svg:x="1.378cm" svg:y="5.509cm"><draw:text-box><text:p text:style-name="P3"><text:span text:style-name="T1">Develop Basic understanding of ogr,affine transformation.</text:span></text:p></draw:text-box></draw:frame><draw:frame draw:style-name="gr13" draw:text-style-name="P4" svg:width="0.369cm" svg:height="0.459cm" svg:x="1.06cm" svg:y="6.073cm"><draw:text-box><text:p text:style-name="P3"><text:span text:style-name="T2">•</text:span></text:p></draw:text-box></draw:frame><draw:frame draw:style-name="gr17" draw:text-style-name="P4" svg:width="7.792cm" svg:height="0.429cm" svg:x="1.378cm" svg:y="6.077cm"><draw:text-box><text:p text:style-name="P3"><text:span text:style-name="T1">Installation of required python library .</text:span></text:p></draw:text-box></draw:frame><draw:frame draw:style-name="gr13" draw:text-style-name="P4" svg:width="0.369cm" svg:height="0.459cm" svg:x="1.06cm" svg:y="6.641cm"><draw:text-box><text:p text:style-name="P3"><text:span text:style-name="T2">•</text:span></text:p></draw:text-box></draw:frame><draw:polygon draw:style-name="gr10" draw:text-style-name="P5" svg:width="7.648cm" svg:height="0.021cm" svg:x="0.212cm" svg:y="8.068cm" svg:viewBox="0 0 7649 22" draw:points="0,0 7,10 18,22 7632,22 7639,10 7649,0"><text:p/></draw:polygon><draw:polygon draw:style-name="gr10" draw:text-style-name="P5" svg:width="8.265cm" svg:height="0.021cm" svg:x="7.844cm" svg:y="8.068cm" svg:viewBox="0 0 8266 22" draw:points="0,0 7,10 17,22 8249,22 8256,10 8266,0"><text:p/></draw:polygon><draw:polygon draw:style-name="gr10" draw:text-style-name="P5" svg:width="7.631cm" svg:height="0.021cm" svg:x="0.219cm" svg:y="8.734cm" svg:viewBox="0 0 7632 22" draw:points="11,0 0,10 11,22 7625,22 7632,10 7625,0"><text:p/></draw:polygon><draw:polygon draw:style-name="gr10" draw:text-style-name="P5" svg:width="8.248cm" svg:height="0.021cm" svg:x="7.851cm" svg:y="8.734cm" svg:viewBox="0 0 8249 22" draw:points="10,0 0,10 10,22 8242,22 8249,10 8242,0"><text:p/></draw:polygon><draw:polygon draw:style-name="gr10" draw:text-style-name="P5" svg:width="7.648cm" svg:height="0.021cm" svg:x="0.212cm" svg:y="10.706cm" svg:viewBox="0 0 7649 22" draw:points="18,0 7,10 0,22 7649,22 7639,10 7632,0"><text:p/></draw:polygon><draw:polygon draw:style-name="gr10" draw:text-style-name="P5" svg:width="8.265cm" svg:height="0.021cm" svg:x="7.844cm" svg:y="10.706cm" svg:viewBox="0 0 8266 22" draw:points="17,0 7,10 0,22 8266,22 8256,10 8249,0"><text:p/></draw:polygon><draw:polygon draw:style-name="gr10" draw:text-style-name="P5" svg:width="0.018cm" svg:height="0.688cm" svg:x="0.212cm" svg:y="8.068cm" svg:viewBox="0 0 19 689" draw:points="0,689 7,678 19,668 19,21 7,10 0,0"><text:p/></draw:polygon><draw:polygon draw:style-name="gr10" draw:text-style-name="P5" svg:width="0.018cm" svg:height="1.993cm" svg:x="0.212cm" svg:y="8.734cm" svg:viewBox="0 0 19 1994" draw:points="0,1994 7,1983 19,1973 19,21 7,10 0,0"><text:p/></draw:polygon><draw:polygon draw:style-name="gr10" draw:text-style-name="P5" svg:width="0.017cm" svg:height="0.667cm" svg:x="7.844cm" svg:y="8.077cm" svg:viewBox="0 0 18 668" draw:points="0,658 7,668 18,658 18,11 7,0 0,11"><text:p/></draw:polygon><draw:polygon draw:style-name="gr10" draw:text-style-name="P5" svg:width="0.017cm" svg:height="1.972cm" svg:x="7.844cm" svg:y="8.744cm" svg:viewBox="0 0 18 1973" draw:points="0,1963 7,1973 18,1963 18,11 7,0 0,11"><text:p/></draw:polygon><draw:polygon draw:style-name="gr10" draw:text-style-name="P5" svg:width="0.017cm" svg:height="0.688cm" svg:x="16.092cm" svg:y="8.068cm" svg:viewBox="0 0 18 689" draw:points="0,668 7,678 18,689 18,0 7,10 0,21"><text:p/></draw:polygon><draw:polygon draw:style-name="gr10" draw:text-style-name="P5" svg:width="0.017cm" svg:height="1.993cm" svg:x="16.092cm" svg:y="8.734cm" svg:viewBox="0 0 18 1994" draw:points="0,1973 7,1983 18,1994 18,0 7,10 0,21"><text:p/></draw:polygon><draw:frame draw:style-name="gr18" draw:text-style-name="P4" svg:width="8.222cm" svg:height="0.429cm" svg:x="1.378cm" svg:y="6.645cm"><draw:text-box><text:p text:style-name="P3"><text:span text:style-name="T1">Learning how to approach the problem task given.</text:span></text:p></draw:text-box></draw:frame><draw:frame draw:style-name="gr19" draw:text-style-name="P4" svg:width="4.409cm" svg:height="0.429cm" svg:x="1.844cm" svg:y="8.208cm"><draw:text-box><text:p text:style-name="P3"><text:span text:style-name="T1">ACTIVITIES IN PROCESS</text:span></text:p></draw:text-box></draw:frame><draw:frame draw:style-name="gr20" draw:text-style-name="P4" svg:width="2.467cm" svg:height="0.429cm" svg:x="10.751cm" svg:y="8.208cm"><draw:text-box><text:p text:style-name="P3"><text:span text:style-name="T1">NEXT ACTION</text:span></text:p></draw:text-box></draw:frame><draw:frame draw:style-name="gr13" draw:text-style-name="P4" svg:width="0.369cm" svg:height="0.459cm" svg:x="1.06cm" svg:y="8.864cm"><draw:text-box><text:p text:style-name="P3"><text:span text:style-name="T2"></text:span></text:p></draw:text-box></draw:frame><draw:frame draw:style-name="gr21" draw:text-style-name="P4" svg:width="6.663cm" svg:height="2.137cm" svg:x="1.177cm" svg:y="8.841cm"><draw:text-box><text:p text:style-name="P3"><text:span text:style-name="T1">Trying to fine how to find the extents of a</text:span></text:p><text:p text:style-name="P3"><text:span text:style-name="T1">given shapefile and trying to convert </text:span></text:p><text:p text:style-name="P3"><text:span text:style-name="T1">Shape file to an image file and will be</text:span></text:p><text:p text:style-name="P3"><text:span text:style-name="T1">Done in 2 days</text:span></text:p><text:p text:style-name="P3"><text:span text:style-name="T1"/></text:p></draw:text-box></draw:frame><draw:frame draw:style-name="gr22" draw:text-style-name="P7" svg:width="6.335cm" svg:height="0.856cm" svg:x="8.183cm" svg:y="8.864cm"><draw:text-box><text:p text:style-name="P6"><text:span text:style-name="T3"><text:s/></text:span><text:span text:style-name="T3">Overlay all the layers of the floor </text:span></text:p><text:p text:style-name="P6"><text:span text:style-name="T3">using tranforms</text:span></text:p></draw:text-box></draw:frame><draw:polygon draw:style-name="gr10" draw:text-style-name="P5" svg:width="15.928cm" svg:height="0.022cm" svg:x="0.212cm" svg:y="11.573cm" svg:viewBox="0 0 15929 23" draw:points="0,0 7,11 18,23 15912,23 15919,11 15929,0"><text:p/></draw:polygon><draw:polygon draw:style-name="gr10" draw:text-style-name="P5" svg:width="15.911cm" svg:height="0.021cm" svg:x="0.219cm" svg:y="12.28cm" svg:viewBox="0 0 15912 22" draw:points="11,0 0,12 11,22 15905,22 15912,12 15905,0"><text:p/></draw:polygon><draw:polygon draw:style-name="gr10" draw:text-style-name="P5" svg:width="15.928cm" svg:height="0.021cm" svg:x="0.212cm" svg:y="14.025cm" svg:viewBox="0 0 15929 22" draw:points="18,0 7,11 0,22 15929,22 15919,11 15912,0"><text:p/></draw:polygon><draw:polygon draw:style-name="gr10" draw:text-style-name="P5" svg:width="0.018cm" svg:height="0.727cm" svg:x="0.212cm" svg:y="11.573cm" svg:viewBox="0 0 19 728" draw:points="0,728 7,718 19,707 19,22 7,11 0,0"><text:p/></draw:polygon><draw:polygon draw:style-name="gr10" draw:text-style-name="P5" svg:width="0.018cm" svg:height="1.767cm" svg:x="0.212cm" svg:y="12.28cm" svg:viewBox="0 0 19 1768" draw:points="0,1768 7,1758 19,1747 19,21 7,11 0,0"><text:p/></draw:polygon><draw:polygon draw:style-name="gr10" draw:text-style-name="P5" svg:width="0.017cm" svg:height="0.727cm" svg:x="16.123cm" svg:y="11.573cm" svg:viewBox="0 0 18 728" draw:points="0,707 7,718 18,728 18,0 7,11 0,22"><text:p/></draw:polygon><draw:polygon draw:style-name="gr10" draw:text-style-name="P5" svg:width="0.017cm" svg:height="1.767cm" svg:x="16.123cm" svg:y="12.28cm" svg:viewBox="0 0 18 1768" draw:points="0,1747 7,1758 18,1768 18,0 7,11 0,21"><text:p/></draw:polygon><draw:frame draw:style-name="gr23" draw:text-style-name="P4" svg:width="7.145cm" svg:height="0.429cm" svg:x="4.613cm" svg:y="11.732cm"><draw:text-box><text:p text:style-name="P3"><text:span text:style-name="T1">ACTIVITIES TO BE DONE IN NEXT WEEK</text:span></text:p></draw:text-box></draw:frame><draw:frame draw:style-name="gr24" draw:text-style-name="P8" svg:width="0.281cm" svg:height="0.354cm" svg:x="0.425cm" svg:y="12.49cm"><draw:text-box><text:p text:style-name="P3"><text:span text:style-name="T4"></text:span></text:p></draw:text-box></draw:frame><draw:frame draw:style-name="gr25" draw:text-style-name="P4" svg:width="8.201cm" svg:height="0.429cm" svg:x="1.06cm" svg:y="12.413cm"><draw:text-box><text:p text:style-name="P3"><text:span text:style-name="T1">Completion of finding the extents of any shapefile.</text:span></text:p></draw:text-box></draw:frame><draw:frame draw:style-name="gr24" draw:text-style-name="P8" svg:width="0.281cm" svg:height="0.354cm" svg:x="0.425cm" svg:y="13.034cm"><draw:text-box><text:p text:style-name="P3"><text:span text:style-name="T4"></text:span></text:p></draw:text-box></draw:frame><draw:frame draw:style-name="gr26" draw:text-style-name="P4" svg:width="9.524cm" svg:height="0.429cm" svg:x="1.06cm" svg:y="12.956cm"><draw:text-box><text:p text:style-name="P3"><text:span text:style-name="T1">Overlay 2 shapefiles</text:span></text:p></draw:text-box></draw:frame><draw:frame draw:style-name="gr24" draw:text-style-name="P8" svg:width="0.281cm" svg:height="0.354cm" svg:x="0.425cm" svg:y="13.573cm"><draw:text-box><text:p text:style-name="P3"><text:span text:style-name="T4"></text:span></text:p></draw:text-box></draw:frame><draw:polygon draw:style-name="gr10" draw:text-style-name="P5" svg:width="16.059cm" svg:height="0.021cm" svg:x="0.212cm" svg:y="14.893cm" svg:viewBox="0 0 16060 22" draw:points="0,0 7,11 18,22 16042,22 16049,11 16060,0"><text:p/></draw:polygon><draw:polygon draw:style-name="gr10" draw:text-style-name="P5" svg:width="16.041cm" svg:height="0.021cm" svg:x="0.219cm" svg:y="15.599cm" svg:viewBox="0 0 16042 22" draw:points="11,0 0,10 11,22 16035,22 16042,10 16035,0"><text:p/></draw:polygon><draw:polygon draw:style-name="gr10" draw:text-style-name="P5" svg:width="16.059cm" svg:height="0.021cm" svg:x="0.212cm" svg:y="16.304cm" svg:viewBox="0 0 16060 22" draw:points="18,0 7,12 0,22 16060,22 16049,12 16042,0"><text:p/></draw:polygon><draw:polygon draw:style-name="gr10" draw:text-style-name="P5" svg:width="0.018cm" svg:height="0.727cm" svg:x="0.212cm" svg:y="14.893cm" svg:viewBox="0 0 19 728" draw:points="0,728 7,717 19,707 19,21 7,11 0,0"><text:p/></draw:polygon><draw:polygon draw:style-name="gr10" draw:text-style-name="P5" svg:width="0.018cm" svg:height="0.726cm" svg:x="0.212cm" svg:y="15.599cm" svg:viewBox="0 0 19 727" draw:points="0,727 7,717 19,706 19,21 7,10 0,0"><text:p/></draw:polygon><draw:polygon draw:style-name="gr10" draw:text-style-name="P5" svg:width="0.019cm" svg:height="0.727cm" svg:x="16.255cm" svg:y="14.893cm" svg:viewBox="0 0 20 728" draw:points="0,707 8,717 20,728 20,0 8,11 0,21"><text:p/></draw:polygon><draw:polygon draw:style-name="gr10" draw:text-style-name="P5" svg:width="0.019cm" svg:height="0.726cm" svg:x="16.255cm" svg:y="15.599cm" svg:viewBox="0 0 20 727" draw:points="0,706 8,717 20,727 20,0 8,10 0,21"><text:p/></draw:polygon><draw:frame draw:style-name="gr27" draw:text-style-name="P4" svg:width="6.534cm" svg:height="0.429cm" svg:x="4.987cm" svg:y="15.055cm"><draw:text-box><text:p text:style-name="P3"><text:span text:style-name="T1">ISSUES FOR IMMEDIATE ATTENTION</text:span></text:p></draw:text-box></draw:frame><draw:frame draw:style-name="gr13" draw:text-style-name="P4" svg:width="0.369cm" svg:height="0.459cm" svg:x="1.06cm" svg:y="15.732cm"><draw:text-box><text:p text:style-name="P3"><text:span text:style-name="T2"></text:span></text:p></draw:text-box></draw:frame><draw:polygon draw:style-name="gr10" draw:text-style-name="P5" svg:width="16.112cm" svg:height="0.021cm" svg:x="0.212cm" svg:y="16.96cm" svg:viewBox="0 0 16113 22" draw:points="0,0 7,12 18,22 16095,22 16102,12 16113,0"><text:p/></draw:polygon><draw:polygon draw:style-name="gr10" draw:text-style-name="P5" svg:width="16.094cm" svg:height="0.021cm" svg:x="0.219cm" svg:y="17.681cm" svg:viewBox="0 0 16095 22" draw:points="11,0 0,11 11,22 16088,22 16095,11 16088,0"><text:p/></draw:polygon><draw:polygon draw:style-name="gr10" draw:text-style-name="P5" svg:width="16.112cm" svg:height="0.021cm" svg:x="0.212cm" svg:y="18.396cm" svg:viewBox="0 0 16113 22" draw:points="18,0 7,11 0,22 16113,22 16102,11 16095,0"><text:p/></draw:polygon><draw:polygon draw:style-name="gr10" draw:text-style-name="P5" svg:width="0.018cm" svg:height="0.741cm" svg:x="0.212cm" svg:y="16.96cm" svg:viewBox="0 0 19 742" draw:points="0,742 7,732 19,721 19,21 7,11 0,0"><text:p/></draw:polygon><draw:polygon draw:style-name="gr10" draw:text-style-name="P5" svg:width="0.018cm" svg:height="0.737cm" svg:x="0.212cm" svg:y="17.681cm" svg:viewBox="0 0 19 738" draw:points="0,738 7,728 19,717 19,21 7,11 0,0"><text:p/></draw:polygon><draw:polygon draw:style-name="gr10" draw:text-style-name="P5" svg:width="0.018cm" svg:height="0.741cm" svg:x="16.307cm" svg:y="16.96cm" svg:viewBox="0 0 19 742" draw:points="0,721 7,732 19,742 19,0 7,11 0,21"><text:p/></draw:polygon><draw:polygon draw:style-name="gr10" draw:text-style-name="P5" svg:width="0.018cm" svg:height="0.737cm" svg:x="16.307cm" svg:y="17.681cm" svg:viewBox="0 0 19 738" draw:points="0,717 7,728 19,738 19,0 7,11 0,21"><text:p/></draw:polygon><draw:frame draw:style-name="gr28" draw:text-style-name="P4" svg:width="1.486cm" svg:height="0.429cm" svg:x="1.378cm" svg:y="15.736cm"><draw:text-box><text:p text:style-name="P3"><text:span text:style-name="T1"><text:s/></text:span><text:span text:style-name="T1">--None--</text:span></text:p></draw:text-box></draw:frame><draw:frame draw:style-name="gr29" draw:text-style-name="P4" svg:width="6cm" svg:height="0.429cm" svg:x="5.28cm" svg:y="17.126cm"><draw:text-box><text:p text:style-name="P3"><text:span text:style-name="T1">KEY TEAM INTERDEPENDENCIES</text:span></text:p></draw:text-box></draw:frame><draw:frame draw:style-name="gr13" draw:text-style-name="P4" svg:width="0.369cm" svg:height="0.459cm" svg:x="1.06cm" svg:y="17.81cm"><draw:text-box><text:p text:style-name="P3"><text:span text:style-name="T2"></text:span></text:p></draw:text-box></draw:frame><draw:frame draw:style-name="gr30" draw:text-style-name="P4" svg:width="1.384cm" svg:height="0.429cm" svg:x="1.378cm" svg:y="17.814cm"><draw:text-box><text:p text:style-name="P3"><text:span text:style-name="T1">--None--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Symbol" svg:font-family="OpenSymbol"/>
    <style:font-face style:name="Time" svg:font-family="Time"/>
    <style:font-face style:name="Arial2" svg:font-family="Arial" style:font-family-generic="swiss"/>
    <style:font-face style:name="FreeSans2" svg:font-family="FreeSans" style:font-family-generic="swiss"/>
    <style:font-face style:name="Arial1" svg:font-family="Arial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OpenSymbol1" svg:font-family="OpenSymbol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5:20:48.982103875</meta:creation-date>
    <dc:date>2017-06-24T16:56:34.589228991</dc:date>
    <meta:editing-duration>PT6M4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